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b1918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097cm" svg:height="0.196cm" svg:x="14.776cm" svg:y="0.303cm" svg:viewBox="0 0 98 197" draw:points="98,197 0,197 0,0 98,0">
            <text:p/>
          </draw:polygon>
          <draw:polygon draw:style-name="gr2" draw:text-style-name="P1" draw:layer="layout" svg:width="0.097cm" svg:height="0.196cm" svg:x="15.07cm" svg:y="0.303cm" svg:viewBox="0 0 98 197" draw:points="98,197 0,197 0,0 98,0">
            <text:p/>
          </draw:polygon>
          <draw:polygon draw:style-name="gr3" draw:text-style-name="P1" draw:layer="layout" svg:width="0.097cm" svg:height="0.196cm" svg:x="15.364cm" svg:y="0.303cm" svg:viewBox="0 0 98 197" draw:points="98,197 0,197 0,0 98,0">
            <text:p/>
          </draw:polygon>
          <draw:polygon draw:style-name="gr4" draw:text-style-name="P1" draw:layer="layout" svg:width="0.097cm" svg:height="0.196cm" svg:x="15.658cm" svg:y="0.303cm" svg:viewBox="0 0 98 197" draw:points="98,197 0,197 0,0 98,0">
            <text:p/>
          </draw:polygon>
          <draw:polygon draw:style-name="gr5" draw:text-style-name="P1" draw:layer="layout" svg:width="0.097cm" svg:height="0.294cm" svg:x="13.034cm" svg:y="0.205cm" svg:viewBox="0 0 98 295" draw:points="98,295 0,295 0,0 98,0">
            <text:p/>
          </draw:polygon>
          <draw:polygon draw:style-name="gr6" draw:text-style-name="P1" draw:layer="layout" svg:width="0.097cm" svg:height="0.196cm" svg:x="13.305cm" svg:y="0.303cm" svg:viewBox="0 0 98 197" draw:points="98,197 0,197 0,0 98,0">
            <text:p/>
          </draw:polygon>
          <draw:polygon draw:style-name="gr7" draw:text-style-name="P1" draw:layer="layout" svg:width="0.097cm" svg:height="0.196cm" svg:x="13.599cm" svg:y="0.303cm" svg:viewBox="0 0 98 197" draw:points="98,197 0,197 0,0 98,0">
            <text:p/>
          </draw:polygon>
          <draw:polygon draw:style-name="gr8" draw:text-style-name="P1" draw:layer="layout" svg:width="0.097cm" svg:height="0.196cm" svg:x="13.893cm" svg:y="0.303cm" svg:viewBox="0 0 98 197" draw:points="98,197 0,197 0,0 98,0">
            <text:p/>
          </draw:polygon>
          <draw:polygon draw:style-name="gr9" draw:text-style-name="P1" draw:layer="layout" svg:width="0.097cm" svg:height="0.196cm" svg:x="14.187cm" svg:y="0.303cm" svg:viewBox="0 0 98 197" draw:points="98,197 0,197 0,0 98,0">
            <text:p/>
          </draw:polygon>
          <draw:polygon draw:style-name="gr10" draw:text-style-name="P1" draw:layer="layout" svg:width="0.097cm" svg:height="0.294cm" svg:x="14.482cm" svg:y="0.205cm" svg:viewBox="0 0 98 295" draw:points="98,295 0,295 0,0 98,0">
            <text:p/>
          </draw:polygon>
          <draw:polygon draw:style-name="gr11" draw:text-style-name="P1" draw:layer="layout" svg:width="0.097cm" svg:height="0.294cm" svg:x="11.586cm" svg:y="0.205cm" svg:viewBox="0 0 98 295" draw:points="98,295 0,295 0,0 98,0">
            <text:p/>
          </draw:polygon>
          <draw:polygon draw:style-name="gr12" draw:text-style-name="P1" draw:layer="layout" svg:width="0.097cm" svg:height="0.196cm" svg:x="11.88cm" svg:y="0.303cm" svg:viewBox="0 0 98 197" draw:points="98,197 0,197 0,0 98,0">
            <text:p/>
          </draw:polygon>
          <draw:polygon draw:style-name="gr13" draw:text-style-name="P1" draw:layer="layout" svg:width="0.097cm" svg:height="0.196cm" svg:x="12.173cm" svg:y="0.303cm" svg:viewBox="0 0 98 197" draw:points="98,197 0,197 0,0 98,0">
            <text:p/>
          </draw:polygon>
          <draw:polygon draw:style-name="gr14" draw:text-style-name="P1" draw:layer="layout" svg:width="0.097cm" svg:height="0.196cm" svg:x="12.468cm" svg:y="0.303cm" svg:viewBox="0 0 98 197" draw:points="98,197 0,197 0,0 98,0">
            <text:p/>
          </draw:polygon>
          <draw:polygon draw:style-name="gr15" draw:text-style-name="P1" draw:layer="layout" svg:width="0.097cm" svg:height="0.196cm" svg:x="12.762cm" svg:y="0.303cm" svg:viewBox="0 0 98 197" draw:points="98,197 0,197 0,0 98,0">
            <text:p/>
          </draw:polygon>
          <draw:polygon draw:style-name="gr16" draw:text-style-name="P1" draw:layer="layout" svg:width="0.097cm" svg:height="0.294cm" svg:x="14.482cm" svg:y="0.205cm" svg:viewBox="0 0 98 295" draw:points="98,295 0,295 0,0 98,0">
            <text:p/>
          </draw:polygon>
          <draw:polygon draw:style-name="gr17" draw:text-style-name="P1" draw:layer="layout" svg:width="0.097cm" svg:height="0.294cm" svg:x="15.953cm" svg:y="0.205cm" svg:viewBox="0 0 98 295" draw:points="98,295 0,295 0,0 98,0">
            <text:p/>
          </draw:polygon>
          <draw:polygon draw:style-name="gr18" draw:text-style-name="P1" draw:layer="layout" svg:width="0.097cm" svg:height="0.196cm" svg:x="16.224cm" svg:y="0.303cm" svg:viewBox="0 0 98 197" draw:points="98,197 0,197 0,0 98,0">
            <text:p/>
          </draw:polygon>
          <draw:polygon draw:style-name="gr19" draw:text-style-name="P1" draw:layer="layout" svg:width="0.097cm" svg:height="0.196cm" svg:x="16.518cm" svg:y="0.303cm" svg:viewBox="0 0 98 197" draw:points="98,197 0,197 0,0 98,0">
            <text:p/>
          </draw:polygon>
          <draw:polygon draw:style-name="gr20" draw:text-style-name="P1" draw:layer="layout" svg:width="0.097cm" svg:height="0.196cm" svg:x="16.812cm" svg:y="0.303cm" svg:viewBox="0 0 98 197" draw:points="98,197 0,197 0,0 98,0">
            <text:p/>
          </draw:polygon>
          <draw:polygon draw:style-name="gr21" draw:text-style-name="P1" draw:layer="layout" svg:width="0.097cm" svg:height="0.196cm" svg:x="17.106cm" svg:y="0.303cm" svg:viewBox="0 0 98 197" draw:points="98,197 0,197 0,0 98,0">
            <text:p/>
          </draw:polygon>
          <draw:polygon draw:style-name="gr22" draw:text-style-name="P1" draw:layer="layout" svg:width="0.097cm" svg:height="0.294cm" svg:x="17.401cm" svg:y="0.205cm" svg:viewBox="0 0 98 295" draw:points="98,295 0,295 0,0 98,0">
            <text:p/>
          </draw:polygon>
          <draw:polygon draw:style-name="gr23" draw:text-style-name="P1" draw:layer="layout" svg:width="0.097cm" svg:height="0.294cm" svg:x="17.401cm" svg:y="0.205cm" svg:viewBox="0 0 98 295" draw:points="98,295 0,295 0,0 98,0">
            <text:p/>
          </draw:polygon>
          <draw:polygon draw:style-name="gr24" draw:text-style-name="P1" draw:layer="layout" svg:width="0.097cm" svg:height="0.294cm" svg:x="10.137cm" svg:y="0.205cm" svg:viewBox="0 0 98 295" draw:points="98,295 0,295 0,0 98,0">
            <text:p/>
          </draw:polygon>
          <draw:polygon draw:style-name="gr25" draw:text-style-name="P1" draw:layer="layout" svg:width="0.097cm" svg:height="0.196cm" svg:x="10.408cm" svg:y="0.303cm" svg:viewBox="0 0 98 197" draw:points="98,197 0,197 0,0 98,0">
            <text:p/>
          </draw:polygon>
          <draw:polygon draw:style-name="gr26" draw:text-style-name="P1" draw:layer="layout" svg:width="0.097cm" svg:height="0.196cm" svg:x="10.702cm" svg:y="0.303cm" svg:viewBox="0 0 98 197" draw:points="98,197 0,197 0,0 98,0">
            <text:p/>
          </draw:polygon>
          <draw:polygon draw:style-name="gr27" draw:text-style-name="P1" draw:layer="layout" svg:width="0.097cm" svg:height="0.196cm" svg:x="10.997cm" svg:y="0.303cm" svg:viewBox="0 0 98 197" draw:points="98,197 0,197 0,0 98,0">
            <text:p/>
          </draw:polygon>
          <draw:polygon draw:style-name="gr28" draw:text-style-name="P1" draw:layer="layout" svg:width="0.097cm" svg:height="0.196cm" svg:x="11.291cm" svg:y="0.303cm" svg:viewBox="0 0 98 197" draw:points="98,197 0,197 0,0 98,0">
            <text:p/>
          </draw:polygon>
          <draw:polygon draw:style-name="gr29" draw:text-style-name="P1" draw:layer="layout" svg:width="0.097cm" svg:height="0.294cm" svg:x="11.586cm" svg:y="0.205cm" svg:viewBox="0 0 98 295" draw:points="98,295 0,295 0,0 98,0">
            <text:p/>
          </draw:polygon>
          <draw:polygon draw:style-name="gr30" draw:text-style-name="P1" draw:layer="layout" svg:width="0.097cm" svg:height="0.294cm" svg:x="8.689cm" svg:y="0.205cm" svg:viewBox="0 0 98 295" draw:points="98,295 0,295 0,0 98,0">
            <text:p/>
          </draw:polygon>
          <draw:polygon draw:style-name="gr31" draw:text-style-name="P1" draw:layer="layout" svg:width="0.097cm" svg:height="0.196cm" svg:x="8.983cm" svg:y="0.303cm" svg:viewBox="0 0 98 197" draw:points="98,197 0,197 0,0 98,0">
            <text:p/>
          </draw:polygon>
          <draw:polygon draw:style-name="gr32" draw:text-style-name="P1" draw:layer="layout" svg:width="0.097cm" svg:height="0.196cm" svg:x="9.277cm" svg:y="0.303cm" svg:viewBox="0 0 98 197" draw:points="98,197 0,197 0,0 98,0">
            <text:p/>
          </draw:polygon>
          <draw:polygon draw:style-name="gr33" draw:text-style-name="P1" draw:layer="layout" svg:width="0.097cm" svg:height="0.196cm" svg:x="9.571cm" svg:y="0.303cm" svg:viewBox="0 0 98 197" draw:points="98,197 0,197 0,0 98,0">
            <text:p/>
          </draw:polygon>
          <draw:polygon draw:style-name="gr34" draw:text-style-name="P1" draw:layer="layout" svg:width="0.097cm" svg:height="0.196cm" svg:x="9.865cm" svg:y="0.303cm" svg:viewBox="0 0 98 197" draw:points="98,197 0,197 0,0 98,0">
            <text:p/>
          </draw:polygon>
          <draw:polygon draw:style-name="gr35" draw:text-style-name="P1" draw:layer="layout" svg:width="0.097cm" svg:height="0.294cm" svg:x="7.241cm" svg:y="0.205cm" svg:viewBox="0 0 98 295" draw:points="98,295 0,295 0,0 98,0">
            <text:p/>
          </draw:polygon>
          <draw:polygon draw:style-name="gr36" draw:text-style-name="P1" draw:layer="layout" svg:width="0.097cm" svg:height="0.196cm" svg:x="7.512cm" svg:y="0.303cm" svg:viewBox="0 0 98 197" draw:points="98,197 0,197 0,0 98,0">
            <text:p/>
          </draw:polygon>
          <draw:polygon draw:style-name="gr37" draw:text-style-name="P1" draw:layer="layout" svg:width="0.097cm" svg:height="0.196cm" svg:x="7.806cm" svg:y="0.303cm" svg:viewBox="0 0 98 197" draw:points="98,197 0,197 0,0 98,0">
            <text:p/>
          </draw:polygon>
          <draw:polygon draw:style-name="gr38" draw:text-style-name="P1" draw:layer="layout" svg:width="0.097cm" svg:height="0.196cm" svg:x="8.1cm" svg:y="0.303cm" svg:viewBox="0 0 98 197" draw:points="98,197 0,197 0,0 98,0">
            <text:p/>
          </draw:polygon>
          <draw:polygon draw:style-name="gr39" draw:text-style-name="P1" draw:layer="layout" svg:width="0.097cm" svg:height="0.196cm" svg:x="8.394cm" svg:y="0.303cm" svg:viewBox="0 0 98 197" draw:points="98,197 0,197 0,0 98,0">
            <text:p/>
          </draw:polygon>
          <draw:polygon draw:style-name="gr40" draw:text-style-name="P1" draw:layer="layout" svg:width="0.097cm" svg:height="0.294cm" svg:x="8.689cm" svg:y="0.205cm" svg:viewBox="0 0 98 295" draw:points="98,295 0,295 0,0 98,0">
            <text:p/>
          </draw:polygon>
          <draw:polygon draw:style-name="gr41" draw:text-style-name="P1" draw:layer="layout" svg:width="0.097cm" svg:height="0.294cm" svg:x="5.793cm" svg:y="0.205cm" svg:viewBox="0 0 98 295" draw:points="98,295 0,295 0,0 98,0">
            <text:p/>
          </draw:polygon>
          <draw:polygon draw:style-name="gr42" draw:text-style-name="P1" draw:layer="layout" svg:width="0.097cm" svg:height="0.196cm" svg:x="6.087cm" svg:y="0.303cm" svg:viewBox="0 0 98 197" draw:points="98,197 0,197 0,0 98,0">
            <text:p/>
          </draw:polygon>
          <draw:polygon draw:style-name="gr43" draw:text-style-name="P1" draw:layer="layout" svg:width="0.097cm" svg:height="0.196cm" svg:x="6.381cm" svg:y="0.303cm" svg:viewBox="0 0 98 197" draw:points="98,197 0,197 0,0 98,0">
            <text:p/>
          </draw:polygon>
          <draw:polygon draw:style-name="gr44" draw:text-style-name="P1" draw:layer="layout" svg:width="0.097cm" svg:height="0.196cm" svg:x="6.675cm" svg:y="0.303cm" svg:viewBox="0 0 98 197" draw:points="98,197 0,197 0,0 98,0">
            <text:p/>
          </draw:polygon>
          <draw:polygon draw:style-name="gr45" draw:text-style-name="P1" draw:layer="layout" svg:width="0.097cm" svg:height="0.196cm" svg:x="6.969cm" svg:y="0.303cm" svg:viewBox="0 0 98 197" draw:points="98,197 0,197 0,0 98,0">
            <text:p/>
          </draw:polygon>
          <draw:polygon draw:style-name="gr46" draw:text-style-name="P1" draw:layer="layout" svg:width="0.097cm" svg:height="0.294cm" svg:x="4.345cm" svg:y="0.205cm" svg:viewBox="0 0 98 295" draw:points="98,295 0,295 0,0 98,0">
            <text:p/>
          </draw:polygon>
          <draw:polygon draw:style-name="gr47" draw:text-style-name="P1" draw:layer="layout" svg:width="0.097cm" svg:height="0.196cm" svg:x="4.616cm" svg:y="0.303cm" svg:viewBox="0 0 98 197" draw:points="98,197 0,197 0,0 98,0">
            <text:p/>
          </draw:polygon>
          <draw:polygon draw:style-name="gr48" draw:text-style-name="P1" draw:layer="layout" svg:width="0.097cm" svg:height="0.196cm" svg:x="4.91cm" svg:y="0.303cm" svg:viewBox="0 0 98 197" draw:points="98,197 0,197 0,0 98,0">
            <text:p/>
          </draw:polygon>
          <draw:polygon draw:style-name="gr49" draw:text-style-name="P1" draw:layer="layout" svg:width="0.097cm" svg:height="0.196cm" svg:x="5.204cm" svg:y="0.303cm" svg:viewBox="0 0 98 197" draw:points="98,197 0,197 0,0 98,0">
            <text:p/>
          </draw:polygon>
          <draw:polygon draw:style-name="gr50" draw:text-style-name="P1" draw:layer="layout" svg:width="0.097cm" svg:height="0.196cm" svg:x="5.498cm" svg:y="0.303cm" svg:viewBox="0 0 98 197" draw:points="98,197 0,197 0,0 98,0">
            <text:p/>
          </draw:polygon>
          <draw:polygon draw:style-name="gr51" draw:text-style-name="P1" draw:layer="layout" svg:width="0.097cm" svg:height="0.294cm" svg:x="5.793cm" svg:y="0.205cm" svg:viewBox="0 0 98 295" draw:points="98,295 0,295 0,0 98,0">
            <text:p/>
          </draw:polygon>
          <draw:polygon draw:style-name="gr52" draw:text-style-name="P1" draw:layer="layout" svg:width="0.097cm" svg:height="0.294cm" svg:x="2.896cm" svg:y="0.205cm" svg:viewBox="0 0 98 295" draw:points="98,295 0,295 0,0 98,0">
            <text:p/>
          </draw:polygon>
          <draw:polygon draw:style-name="gr53" draw:text-style-name="P1" draw:layer="layout" svg:width="0.097cm" svg:height="0.196cm" svg:x="3.19cm" svg:y="0.303cm" svg:viewBox="0 0 98 197" draw:points="98,197 0,197 0,0 98,0">
            <text:p/>
          </draw:polygon>
          <draw:polygon draw:style-name="gr54" draw:text-style-name="P1" draw:layer="layout" svg:width="0.097cm" svg:height="0.196cm" svg:x="3.484cm" svg:y="0.303cm" svg:viewBox="0 0 98 197" draw:points="98,197 0,197 0,0 98,0">
            <text:p/>
          </draw:polygon>
          <draw:polygon draw:style-name="gr55" draw:text-style-name="P1" draw:layer="layout" svg:width="0.097cm" svg:height="0.196cm" svg:x="3.779cm" svg:y="0.303cm" svg:viewBox="0 0 98 197" draw:points="98,197 0,197 0,0 98,0">
            <text:p/>
          </draw:polygon>
          <draw:polygon draw:style-name="gr56" draw:text-style-name="P1" draw:layer="layout" svg:width="0.097cm" svg:height="0.196cm" svg:x="4.073cm" svg:y="0.303cm" svg:viewBox="0 0 98 197" draw:points="98,197 0,197 0,0 98,0">
            <text:p/>
          </draw:polygon>
          <draw:polygon draw:style-name="gr57" draw:text-style-name="P1" draw:layer="layout" svg:width="0.097cm" svg:height="0.294cm" svg:x="2.896cm" svg:y="0.205cm" svg:viewBox="0 0 98 295" draw:points="98,295 0,295 0,0 98,0">
            <text:p/>
          </draw:polygon>
          <draw:polygon draw:style-name="gr58" draw:text-style-name="P1" draw:layer="layout" svg:width="0.097cm" svg:height="0.294cm" svg:x="1.448cm" svg:y="0.205cm" svg:viewBox="0 0 98 295" draw:points="98,295 0,295 0,0 98,0">
            <text:p/>
          </draw:polygon>
          <draw:polygon draw:style-name="gr59" draw:text-style-name="P1" draw:layer="layout" svg:width="0.097cm" svg:height="0.196cm" svg:x="1.719cm" svg:y="0.303cm" svg:viewBox="0 0 98 197" draw:points="98,197 0,197 0,0 98,0">
            <text:p/>
          </draw:polygon>
          <draw:polygon draw:style-name="gr60" draw:text-style-name="P1" draw:layer="layout" svg:width="0.097cm" svg:height="0.196cm" svg:x="2.013cm" svg:y="0.303cm" svg:viewBox="0 0 98 197" draw:points="98,197 0,197 0,0 98,0">
            <text:p/>
          </draw:polygon>
          <draw:polygon draw:style-name="gr61" draw:text-style-name="P1" draw:layer="layout" svg:width="0.097cm" svg:height="0.196cm" svg:x="2.308cm" svg:y="0.303cm" svg:viewBox="0 0 98 197" draw:points="98,197 0,197 0,0 98,0">
            <text:p/>
          </draw:polygon>
          <draw:polygon draw:style-name="gr62" draw:text-style-name="P1" draw:layer="layout" svg:width="0.097cm" svg:height="0.196cm" svg:x="2.601cm" svg:y="0.303cm" svg:viewBox="0 0 98 197" draw:points="98,197 0,197 0,0 98,0">
            <text:p/>
          </draw:polygon>
          <draw:polygon draw:style-name="gr63" draw:text-style-name="P1" draw:layer="layout" svg:width="0.097cm" svg:height="0.294cm" svg:x="0cm" svg:y="0.205cm" svg:viewBox="0 0 98 295" draw:points="98,295 0,295 0,0 98,0">
            <text:p/>
          </draw:polygon>
          <draw:polygon draw:style-name="gr64" draw:text-style-name="P1" draw:layer="layout" svg:width="0.097cm" svg:height="0.196cm" svg:x="0.294cm" svg:y="0.303cm" svg:viewBox="0 0 98 197" draw:points="98,197 0,197 0,0 98,0">
            <text:p/>
          </draw:polygon>
          <draw:polygon draw:style-name="gr65" draw:text-style-name="P1" draw:layer="layout" svg:width="0.097cm" svg:height="0.196cm" svg:x="0.588cm" svg:y="0.303cm" svg:viewBox="0 0 98 197" draw:points="98,197 0,197 0,0 98,0">
            <text:p/>
          </draw:polygon>
          <draw:polygon draw:style-name="gr66" draw:text-style-name="P1" draw:layer="layout" svg:width="0.097cm" svg:height="0.196cm" svg:x="0.882cm" svg:y="0.303cm" svg:viewBox="0 0 98 197" draw:points="98,197 0,197 0,0 98,0">
            <text:p/>
          </draw:polygon>
          <draw:polygon draw:style-name="gr67" draw:text-style-name="P1" draw:layer="layout" svg:width="0.097cm" svg:height="0.196cm" svg:x="1.176cm" svg:y="0.303cm" svg:viewBox="0 0 98 197" draw:points="98,197 0,197 0,0 98,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cm" fo:page-height="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Сергей Сергеевич Бетке</meta:initial-creator>
    <meta:creation-date>2020-04-01T15:00:00.073000000</meta:creation-date>
    <dc:date>2021-03-15T19:15:23.663000000</dc:date>
    <dc:creator>Сергей Сергеевич Бетке</dc:creator>
    <meta:editing-duration>PT50M50S</meta:editing-duration>
    <meta:editing-cycles>13</meta:editing-cycles>
    <meta:generator>LibreOffice/6.3.5.2$Windows_X86_64 LibreOffice_project/dd0751754f11728f69b42ee2af66670068624673</meta:generator>
    <meta:document-statistic meta:object-count="68"/>
  </office:meta>
</office:document-meta>
</file>